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9096" officeooo:paragraph-rsid="001b9096"/>
    </style:style>
    <style:style style:name="P2" style:family="paragraph" style:parent-style-name="Standard">
      <style:text-properties officeooo:rsid="00302664" officeooo:paragraph-rsid="00302664"/>
    </style:style>
    <style:style style:name="P3" style:family="paragraph" style:parent-style-name="Standard">
      <style:text-properties officeooo:rsid="001b9096" officeooo:paragraph-rsid="001b9096"/>
    </style:style>
    <style:style style:name="P4" style:family="paragraph" style:parent-style-name="Standard">
      <style:text-properties officeooo:rsid="003bcd8e" officeooo:paragraph-rsid="003bcd8e"/>
    </style:style>
    <style:style style:name="P5" style:family="paragraph" style:parent-style-name="Standard">
      <style:text-properties officeooo:rsid="003bcd8e" officeooo:paragraph-rsid="0044678e"/>
    </style:style>
    <style:style style:name="P6" style:family="paragraph" style:parent-style-name="Standard">
      <style:text-properties officeooo:rsid="0024cbe5" officeooo:paragraph-rsid="0024cbe5"/>
    </style:style>
    <style:style style:name="P7" style:family="paragraph" style:parent-style-name="Standard">
      <style:text-properties officeooo:rsid="0024cbe5" officeooo:paragraph-rsid="003fd32f"/>
    </style:style>
    <style:style style:name="P8" style:family="paragraph" style:parent-style-name="Standard">
      <style:text-properties officeooo:rsid="00369bb2" officeooo:paragraph-rsid="00369bb2"/>
    </style:style>
    <style:style style:name="P9" style:family="paragraph" style:parent-style-name="Standard">
      <style:text-properties officeooo:rsid="003c3640" officeooo:paragraph-rsid="003c3640"/>
    </style:style>
    <style:style style:name="P10" style:family="paragraph" style:parent-style-name="Standard">
      <style:text-properties officeooo:rsid="003de72e" officeooo:paragraph-rsid="003de72e"/>
    </style:style>
    <style:style style:name="P11" style:family="paragraph" style:parent-style-name="Standard">
      <style:text-properties officeooo:rsid="003fd32f" officeooo:paragraph-rsid="003fd32f"/>
    </style:style>
    <style:style style:name="T1" style:family="text">
      <style:text-properties officeooo:rsid="00265306"/>
    </style:style>
    <style:style style:name="T2" style:family="text">
      <style:text-properties officeooo:rsid="0038702e"/>
    </style:style>
    <style:style style:name="T3" style:family="text">
      <style:text-properties officeooo:rsid="0039f3e3"/>
    </style:style>
    <style:style style:name="T4" style:family="text">
      <style:text-properties officeooo:rsid="003c3640"/>
    </style:style>
    <style:style style:name="T5" style:family="text">
      <style:text-properties officeooo:rsid="003f1a3b"/>
    </style:style>
    <style:style style:name="T6" style:family="text">
      <style:text-properties officeooo:rsid="003fcd07"/>
    </style:style>
    <style:style style:name="T7" style:family="text">
      <style:text-properties officeooo:rsid="003fd32f"/>
    </style:style>
    <style:style style:name="T8" style:family="text">
      <style:text-properties officeooo:rsid="0041319f"/>
    </style:style>
    <style:style style:name="T9" style:family="text">
      <style:text-properties officeooo:rsid="0042fbcb"/>
    </style:style>
    <style:style style:name="T10" style:family="text">
      <style:text-properties officeooo:rsid="0044678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<text:span text:style-name="T3">I-</text:span>12 平台</text:p>
      <text:p text:style-name="P8"/>
      <text:p text:style-name="P5"><text:span text:style-name="T4">1</text:span>. 安裝 :</text:p>
      <text:p text:style-name="P5"><text:tab/><text:span text:style-name="T10">1.) 進入BIOS <text:s/>: <text:s/>選取 安裝USB碟 開機</text:span></text:p>
      <text:p text:style-name="P5"><text:span text:style-name="T10"><text:tab/>2.) USB開機後.利用隨</text:span>身碟來安裝系統 </text:p>
      <text:p text:style-name="P5"><text:tab/><text:span text:style-name="T10">3.) ubuntu login: </text:span><text:s/>(帳號 : rtx / <text:s/>密碼 : admin)</text:p>
      <text:p text:style-name="P4"><text:tab/><text:span text:style-name="T10">4.) 直接</text:span>執行 : /<text:span text:style-name="T6">home/rtx/</text:span>flash.<text:span text:style-name="T10">sh</text:span> <text:span text:style-name="T9">(script)</text:span></text:p>
      <text:p text:style-name="P4"><text:span text:style-name="T10"><text:tab/>5.) tar file to disk (約13分鐘後完成)</text:span></text:p>
      <text:p text:style-name="P4"/>
      <text:p text:style-name="P1"><text:span text:style-name="T4">2</text:span>. 硬碟partition <text:span text:style-name="T6">size</text:span>,切割如下 : <text:s/><text:span text:style-name="T1">(format ext4)</text:span></text:p>
      <text:p text:style-name="P1"><text:tab/>sda1 : 10G (for /)<text:tab/></text:p>
      <text:p text:style-name="P1"><text:tab/>sda2 : 4G左右 (for /var/sysconfig)</text:p>
      <text:p text:style-name="P1"><text:tab/>sda3 : 50G (for /home)</text:p>
      <text:p text:style-name="P1"/>
      <text:p text:style-name="P9"><text:span text:style-name="T2">3. 文件系統掛載如下 :</text:span></text:p>
      <text:p text:style-name="P9"><text:tab/>/<text:tab/><text:tab/><text:span text:style-name="T2">為 read-only system, 以確保rootfs系統穩定性!!</text:span></text:p>
      <text:p text:style-name="P9"><text:tab/>/var/sysconfig<text:tab/>為可讀寫</text:p>
      <text:p text:style-name="P9"><text:tab/>/home<text:tab/><text:tab/>為可讀寫</text:p>
      <text:p text:style-name="P9"/>
      <text:p text:style-name="P10">4. Watch Dog 功能, 資料夾 /home/casri/WDT_150917 :</text:p>
      <text:p text:style-name="P10"><text:tab/>透過下面command控制</text:p>
      <text:p text:style-name="P10"><text:tab/>sudo watchdog disable<text:tab/>(Disable <text:span text:style-name="T8">WDT</text:span>)</text:p>
      <text:p text:style-name="P10"><text:tab/>sudo watchdog enable<text:tab/>(Enable, set WDT = 10 sec)</text:p>
      <text:p text:style-name="P10"><text:tab/>sudo watchdog <text:span text:style-name="T5">Set</text:span> xx<text:tab/><text:tab/>(<text:span text:style-name="T5">Enable, s</text:span>et WDT = xx sec)</text:p>
      <text:p text:style-name="P10"/>
      <text:p text:style-name="P6"><text:span text:style-name="T7">5</text:span>. <text:span text:style-name="T7">support</text:span> wake on lan</text:p>
      <text:p text:style-name="P7"><text:tab/><text:span text:style-name="T7">ethtool -s eth0 wol g<text:tab/>(透過設定,即可)<text:tab/></text:span></text:p>
      <text:p text:style-name="P7"/>
      <text:p text:style-name="P11">6. supoort java-test</text:p>
      <text:p text:style-name="P11"><text:tab/>java -jar /home/casri/java-test.jar</text:p>
      <text:p text:style-name="P11"><text:tab/>即可控制及偵測相關輸出.(Brightness, Gamma, HDMI,,,)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09:32:36.914776651</meta:creation-date>
    <dc:date>2015-10-13T15:46:09.777374863</dc:date>
    <meta:editing-duration>PT8H20M26S</meta:editing-duration>
    <meta:editing-cycles>29</meta:editing-cycles>
    <meta:generator>LibreOffice/4.2.6.3$Linux_X86_64 LibreOffice_project/420m0$Build-3</meta:generator>
    <meta:document-statistic meta:table-count="0" meta:image-count="0" meta:object-count="0" meta:page-count="1" meta:paragraph-count="25" meta:word-count="215" meta:character-count="727" meta:non-whitespace-character-count="604"/>
  </office:meta>
</office:document-meta>
</file>